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mtplib</text:p>
      <text:p text:style-name="Standard">from email.MIMEMultipart import MIMEMultipart</text:p>
      <text:p text:style-name="Standard">from email.MIMEText import MIMEText</text:p>
      <text:p text:style-name="Standard"/>
      <text:p text:style-name="Standard">def email_send(fromaddr, pwd, toaddr):</text:p>
      <text:p text:style-name="Standard"/>
      <text:p text:style-name="Standard"><text:tab/>msg = MIMEMultipart()</text:p>
      <text:p text:style-name="Standard"><text:tab/>msg['From'] = fromaddr</text:p>
      <text:p text:style-name="Standard"><text:tab/>msg['To'] = toaddr</text:p>
      <text:p text:style-name="Standard"><text:tab/>msg['Subject'] = "Python Test Mail"</text:p>
      <text:p text:style-name="Standard"><text:tab/>body = "Here is the list of Python Concepts"</text:p>
      <text:p text:style-name="Standard"><text:tab/>html= """\</text:p>
      <text:p text:style-name="Standard"><text:tab/><text:tab/> <text:s text:c="2"/>&lt;html&gt;</text:p>
      <text:p text:style-name="Standard"><text:tab/><text:tab/><text:tab/>&lt;head&gt; Hi, &lt;/head&gt;</text:p>
      <text:p text:style-name="Standard"><text:tab/><text:tab/><text:tab/><text:tab/>&lt;p&gt;Python Topics:&lt;/p&gt;</text:p>
      <text:p text:style-name="Standard"><text:tab/><text:tab/><text:tab/><text:tab/> <text:s/>&lt;ol&gt;</text:p>
      <text:p text:style-name="Standard"><text:tab/><text:tab/><text:tab/><text:tab/><text:tab/> &lt;li&gt;Pyhton Basics&lt;/li&gt;</text:p>
      <text:p text:style-name="Standard"><text:tab/><text:tab/><text:tab/><text:tab/><text:tab/> &lt;li&gt;Python Data Types/Data Structures&lt;/li&gt;</text:p>
      <text:p text:style-name="Standard"><text:tab/><text:tab/><text:tab/><text:tab/><text:tab/> &lt;li&gt;Python looping concepts&lt;/li&gt;</text:p>
      <text:p text:style-name="Standard"><text:tab/><text:tab/><text:tab/><text:tab/><text:tab/> &lt;li&gt;Iterators/Generators&lt;/li&gt;</text:p>
      <text:p text:style-name="Standard"><text:tab/><text:tab/><text:tab/><text:tab/><text:tab/> &lt;li&gt;List Comprehension&lt;/li&gt;</text:p>
      <text:p text:style-name="Standard"><text:tab/><text:tab/><text:tab/><text:tab/><text:tab/> &lt;li&gt;Python Modules&lt;/li&gt;</text:p>
      <text:p text:style-name="Standard"><text:tab/><text:tab/><text:tab/><text:tab/><text:tab/> &lt;li&gt;Python Exception Handling&lt;/li&gt;</text:p>
      <text:p text:style-name="Standard"><text:tab/><text:tab/><text:tab/><text:tab/><text:tab/> &lt;li&gt;File Handling&lt;/li&gt;</text:p>
      <text:p text:style-name="Standard"><text:tab/><text:tab/><text:tab/><text:tab/><text:tab/> &lt;li&gt;Pyhton Classes&lt;/li&gt;</text:p>
      <text:p text:style-name="Standard"><text:tab/><text:tab/><text:tab/><text:tab/><text:tab/> &lt;li&gt;OOPs Concepts&lt;/li&gt; <text:s text:c="20"/></text:p>
      <text:p text:style-name="Standard"><text:tab/><text:tab/><text:tab/><text:tab/> <text:s/>&lt;/ol&gt;</text:p>
      <text:p text:style-name="Standard"><text:tab/><text:tab/><text:tab/>&lt;/body&gt;</text:p>
      <text:p text:style-name="Standard"><text:tab/><text:tab/> <text:s text:c="2"/>&lt;/html&gt; """</text:p>
      <text:p text:style-name="Standard"/>
      <text:p text:style-name="Standard"/>
      <text:p text:style-name="Standard"><text:tab/>msg.attach(MIMEText(body, 'plain'))</text:p>
      <text:p text:style-name="Standard"><text:tab/>msg.attach(MIMEText(html, 'html'))</text:p>
      <text:p text:style-name="Standard"/>
      <text:p text:style-name="Standard"><text:tab/>try:</text:p>
      <text:p text:style-name="Standard"><text:tab/><text:tab/>server = smtplib.SMTP('smtp.gmail.com', 587)</text:p>
      <text:p text:style-name="Standard"><text:tab/><text:tab/>server.ehlo()</text:p>
      <text:p text:style-name="Standard"><text:tab/><text:tab/>server.starttls()</text:p>
      <text:p text:style-name="Standard"><text:tab/><text:tab/>server.login(fromaddr, pwd)</text:p>
      <text:p text:style-name="Standard"><text:tab/><text:tab/>text = msg.as_string()</text:p>
      <text:p text:style-name="Standard"><text:tab/><text:tab/>server.sendmail(fromaddr, toaddr, text)</text:p>
      <text:p text:style-name="Standard"><text:tab/><text:tab/>server.quit()</text:p>
      <text:p text:style-name="Standard"/>
      <text:p text:style-name="Standard"><text:tab/>except Exception:</text:p>
      <text:p text:style-name="Standard"><text:tab/><text:tab/>print "Error: unable to send email"</text:p>
      <text:p text:style-name="Standard"/>
      <text:p text:style-name="Standard"/>
      <text:p text:style-name="Standard">email_send('from adress', 'password', 'to-adress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42:56</meta:creation-date>
    <dc:language>en-IN</dc:language>
    <dc:date>2016-09-06T11:44:07</dc:date>
    <meta:editing-cycles>1</meta:editing-cycles>
    <meta:editing-duration>PT1M</meta:editing-duration>
    <meta:generator>LibreOffice/5.1.4.2$Linux_X86_64 LibreOffice_project/10m0$Build-2</meta:generator>
    <meta:document-statistic meta:table-count="0" meta:image-count="0" meta:object-count="0" meta:page-count="1" meta:paragraph-count="40" meta:word-count="105" meta:character-count="1119" meta:non-whitespace-character-count="915"/>
  </office:meta>
</office:document-meta>
</file>